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24-02-2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23-01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22-01-2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21-01-28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20-02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9-04-2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9648" calcext:value-type="float">
            <text:p>71.8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6-01-28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5-01-2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4-01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3-01-3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0152" calcext:value-type="float">
            <text:p>71.3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1-0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10-01-2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200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0912" calcext:value-type="float">
            <text:p>69.7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8-01-12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7-01-2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6144" calcext:value-type="float">
            <text:p>71.2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1301054425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